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sans-serif" svg:font-family="sans-serif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noDeAtividadesF" style:family="table">
      <style:table-properties style:width="17cm" table:align="margins"/>
    </style:style>
    <style:style style:name="planoDeAtividadesF.A" style:family="table-column">
      <style:table-column-properties style:column-width="8.105cm" style:rel-column-width="4594*"/>
    </style:style>
    <style:style style:name="planoDeAtividadesF.B" style:family="table-column">
      <style:table-column-properties style:column-width="0.594cm" style:rel-column-width="337*"/>
    </style:style>
    <style:style style:name="planoDeAtividadesF.C" style:family="table-column">
      <style:table-column-properties style:column-width="1.383cm" style:rel-column-width="784*"/>
    </style:style>
    <style:style style:name="planoDeAtividadesF.1" style:family="table-row">
      <style:table-row-properties style:min-row-height="0.446cm"/>
    </style:style>
    <style:style style:name="planoDeAtividadesF.A1" style:family="table-cell">
      <style:table-cell-properties fo:padding="0.097cm" fo:border-left="0.05pt solid #000000" fo:border-right="none" fo:border-top="0.05pt solid #000000" fo:border-bottom="0.05pt solid #000000"/>
    </style:style>
    <style:style style:name="planoDeAtividadesF.C1" style:family="table-cell">
      <style:table-cell-properties fo:padding="0.097cm" fo:border="0.05pt solid #000000"/>
    </style:style>
    <style:style style:name="planoDeAtividadesF.A2" style:family="table-cell">
      <style:table-cell-properties fo:padding="0.097cm" fo:border-left="0.05pt solid #000000" fo:border-right="none" fo:border-top="none" fo:border-bottom="0.05pt solid #000000"/>
    </style:style>
    <style:style style:name="planoDeAtividadesF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105cm" style:rel-column-width="4594*"/>
    </style:style>
    <style:style style:name="Table1.B" style:family="table-column">
      <style:table-column-properties style:column-width="0.594cm" style:rel-column-width="337*"/>
    </style:style>
    <style:style style:name="Table1.C" style:family="table-column">
      <style:table-column-properties style:column-width="1.383cm" style:rel-column-width="784*"/>
    </style:style>
    <style:style style:name="Table1.1" style:family="table-row">
      <style:table-row-properties style:min-row-height="0.44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Roboto Medium1"/>
    </style:style>
    <style:style style:name="P2" style:family="paragraph" style:parent-style-name="Table_20_Contents">
      <style:paragraph-properties fo:text-align="center" style:justify-single-word="false"/>
      <style:text-properties style:font-name="Roboto Medium1" officeooo:rsid="0014b3c3" officeooo:paragraph-rsid="0014b3c3"/>
    </style:style>
    <style:style style:name="P3" style:family="paragraph" style:parent-style-name="Table_20_Contents">
      <style:paragraph-properties fo:text-align="center" style:justify-single-word="false"/>
      <style:text-properties style:font-name="Roboto Medium1" officeooo:rsid="0014b3c3" officeooo:paragraph-rsid="001a1b27"/>
    </style:style>
    <style:style style:name="P4" style:family="paragraph" style:parent-style-name="Table_20_Contents">
      <style:text-properties style:font-name="Roboto Medium1" officeooo:rsid="0014b3c3" officeooo:paragraph-rsid="0014b3c3"/>
    </style:style>
    <style:style style:name="P5" style:family="paragraph" style:parent-style-name="Table_20_Contents">
      <style:text-properties style:font-name="Roboto Medium1" officeooo:rsid="0014b3c3" officeooo:paragraph-rsid="001a1b27"/>
    </style:style>
    <style:style style:name="P6" style:family="paragraph" style:parent-style-name="Table_20_Contents">
      <style:paragraph-properties fo:text-align="center" style:justify-single-word="false"/>
      <style:text-properties style:font-name="Roboto Medium1" officeooo:rsid="0015759f" officeooo:paragraph-rsid="0015759f"/>
    </style:style>
    <style:style style:name="P7" style:family="paragraph" style:parent-style-name="Table_20_Contents">
      <style:paragraph-properties fo:text-align="center" style:justify-single-word="false"/>
      <style:text-properties style:font-name="Roboto Medium1" officeooo:rsid="0015759f" officeooo:paragraph-rsid="001a1b27"/>
    </style:style>
    <style:style style:name="P8" style:family="paragraph" style:parent-style-name="Table_20_Contents">
      <style:text-properties style:font-name="Roboto Medium1" officeooo:rsid="0015759f" officeooo:paragraph-rsid="0015759f"/>
    </style:style>
    <style:style style:name="P9" style:family="paragraph" style:parent-style-name="Table_20_Contents">
      <style:text-properties style:font-name="Roboto Medium1" officeooo:rsid="0015759f" officeooo:paragraph-rsid="001a1b27"/>
    </style:style>
    <style:style style:name="P10" style:family="paragraph" style:parent-style-name="Table_20_Contents">
      <style:text-properties style:font-name="Roboto Medium1" officeooo:paragraph-rsid="001a1b27"/>
    </style:style>
    <style:style style:name="P11" style:family="paragraph" style:parent-style-name="Table_20_Contents">
      <style:text-properties style:font-name="Roboto Medium1" officeooo:rsid="001a1b27" officeooo:paragraph-rsid="001a1b27"/>
    </style:style>
    <style:style style:name="P12" style:family="paragraph" style:parent-style-name="Heading">
      <style:text-properties style:font-name="Roboto Medium1"/>
    </style:style>
    <style:style style:name="P13" style:family="paragraph" style:parent-style-name="Standard">
      <style:text-properties style:font-name="Roboto Medium1"/>
    </style:style>
    <style:style style:name="P14" style:family="paragraph" style:parent-style-name="Standard">
      <style:text-properties style:font-name="Roboto Medium1" officeooo:paragraph-rsid="0012cfd8"/>
    </style:style>
    <style:style style:name="P15" style:family="paragraph" style:parent-style-name="Standard">
      <style:text-properties style:font-name="Roboto Medium1" fo:font-size="11.25pt"/>
    </style:style>
    <style:style style:name="P16" style:family="paragraph" style:parent-style-name="Standard">
      <style:text-properties style:font-name="Roboto Medium1" fo:font-size="11.25pt" officeooo:rsid="0015759f" officeooo:paragraph-rsid="0015759f"/>
    </style:style>
    <style:style style:name="P17" style:family="paragraph" style:parent-style-name="Standard">
      <style:text-properties style:font-name="Roboto Medium1" fo:font-size="11.25pt" officeooo:rsid="0015759f" officeooo:paragraph-rsid="001a1b27"/>
    </style:style>
    <style:style style:name="P18" style:family="paragraph" style:parent-style-name="Standard">
      <style:text-properties style:font-name="Roboto Medium1" fo:font-size="11.25pt" officeooo:paragraph-rsid="001a1b27"/>
    </style:style>
    <style:style style:name="P19" style:family="paragraph" style:parent-style-name="Standard">
      <style:text-properties style:font-name="Roboto Medium1" officeooo:paragraph-rsid="001a1b27"/>
    </style:style>
    <style:style style:name="P20" style:family="paragraph" style:parent-style-name="Standard">
      <style:text-properties style:font-name="Roboto Medium1" officeooo:rsid="001a1b27" officeooo:paragraph-rsid="001a1b27"/>
    </style:style>
    <style:style style:name="P21" style:family="paragraph" style:parent-style-name="Standard">
      <style:text-properties style:font-name="Roboto Medium1" officeooo:paragraph-rsid="0017efe0"/>
    </style:style>
    <style:style style:name="P22" style:family="paragraph" style:parent-style-name="Heading_20_1">
      <style:text-properties style:font-name="Roboto Medium1"/>
    </style:style>
    <style:style style:name="P23" style:family="paragraph" style:parent-style-name="Heading_20_1">
      <style:text-properties style:font-name="Roboto Medium1" officeooo:paragraph-rsid="0016637b"/>
    </style:style>
    <style:style style:name="P24" style:family="paragraph" style:parent-style-name="Heading_20_1">
      <style:text-properties style:font-name="Roboto Medium1" officeooo:paragraph-rsid="001a1b27"/>
    </style:style>
    <style:style style:name="P25" style:family="paragraph" style:parent-style-name="Heading_20_1">
      <style:text-properties style:font-name="Roboto Medium1" officeooo:paragraph-rsid="0017efe0"/>
    </style:style>
    <style:style style:name="P26" style:family="paragraph" style:parent-style-name="Text_20_body">
      <style:text-properties style:font-name="Roboto Medium1" officeooo:rsid="0017efe0" officeooo:paragraph-rsid="0017efe0"/>
    </style:style>
    <style:style style:name="P27" style:family="paragraph" style:parent-style-name="Text_20_body">
      <style:text-properties style:font-name="Roboto Medium1" officeooo:rsid="001cd936" officeooo:paragraph-rsid="001cd936"/>
    </style:style>
    <style:style style:name="P28" style:family="paragraph" style:parent-style-name="Text_20_body">
      <style:text-properties style:font-name="Roboto Medium1" officeooo:rsid="001cd936" officeooo:paragraph-rsid="001d55fb"/>
    </style:style>
    <style:style style:name="P29" style:family="paragraph" style:parent-style-name="Text_20_body">
      <style:text-properties style:font-name="Roboto Medium1" officeooo:rsid="001d55fb" officeooo:paragraph-rsid="001d55fb"/>
    </style:style>
    <style:style style:name="P30" style:family="paragraph" style:parent-style-name="Text_20_body">
      <style:text-properties style:font-name="Roboto Medium1" officeooo:rsid="001ef7ed" officeooo:paragraph-rsid="001ef7ed"/>
    </style:style>
    <style:style style:name="P31" style:family="paragraph" style:parent-style-name="Text_20_body">
      <style:text-properties style:font-name="Roboto Medium1" officeooo:rsid="001faa30" officeooo:paragraph-rsid="001faa30"/>
    </style:style>
    <style:style style:name="P32" style:family="paragraph" style:parent-style-name="Text_20_body">
      <style:text-properties officeooo:paragraph-rsid="001ef7ed"/>
    </style:style>
    <style:style style:name="P33" style:family="paragraph" style:parent-style-name="Title">
      <style:text-properties style:font-name="Roboto Medium1" officeooo:rsid="0012cfd8" officeooo:paragraph-rsid="0012cfd8"/>
    </style:style>
    <style:style style:name="T1" style:family="text">
      <style:text-properties officeooo:rsid="0014b3c3"/>
    </style:style>
    <style:style style:name="T2" style:family="text">
      <style:text-properties fo:font-size="12.75pt"/>
    </style:style>
    <style:style style:name="T3" style:family="text">
      <style:text-properties fo:font-size="12.75pt" officeooo:rsid="0012a1e6"/>
    </style:style>
    <style:style style:name="T4" style:family="text">
      <style:text-properties officeooo:rsid="0016637b"/>
    </style:style>
    <style:style style:name="T5" style:family="text">
      <style:text-properties officeooo:rsid="00184237"/>
    </style:style>
    <style:style style:name="T6" style:family="text">
      <style:text-properties fo:font-size="11.25pt"/>
    </style:style>
    <style:style style:name="T7" style:family="text">
      <style:text-properties officeooo:rsid="001c1881"/>
    </style:style>
    <style:style style:name="T8" style:family="text">
      <style:text-properties fo:font-size="12pt"/>
    </style:style>
    <style:style style:name="T9" style:family="text">
      <style:text-properties style:font-name="Roboto Medium1"/>
    </style:style>
    <style:style style:name="T10" style:family="text">
      <style:text-properties style:font-name="Roboto Medium1" officeooo:rsid="001eaf71"/>
    </style:style>
    <style:style style:name="T11" style:family="text">
      <style:text-properties style:font-name="Roboto Medium1" officeooo:rsid="001ef7ed"/>
    </style:style>
    <style:style style:name="T12" style:family="text">
      <style:text-properties officeooo:rsid="001d55fb"/>
    </style:style>
    <style:style style:name="T13" style:family="text">
      <style:text-properties officeooo:rsid="001eaf71"/>
    </style:style>
    <style:style style:name="T14" style:family="text">
      <style:text-properties officeooo:rsid="001ef7e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isu-RA</text:p>
      <text:h text:style-name="P22" text:outline-level="1">Escopo do projeto</text:h>
      <text:p text:style-name="P14"><text:span text:style-name="T3">Plataforma de realidade aumentada e virtual para dispositivos móveis que </text:span><text:span text:style-name="T2">busca facilitar e auxiliar o marketing dos clientes. Além disso, provê entretenimento e/ou usabilidade para o usuário final. Vale mencionar que, graças aos dados coletados, o produto fornecerá informações relativas ao perfil do publico e dados importantes sobre o produto cadastrado às empresas contratantes.</text:span></text:p>
      <text:h text:style-name="P23" text:outline-level="1">Cronograma do projeto</text:h>
      <text:p text:style-name="P13">Cronograma físico das atividades para desenvolvimento do projeto:</text:p>
      <table:table table:name="planoDeAtividadesF" table:style-name="planoDeAtividadesF">
        <table:table-column table:style-name="planoDeAtividadesF.A"/>
        <table:table-column table:style-name="planoDeAtividadesF.B"/>
        <table:table-column table:style-name="planoDeAtividadesF.C" table:number-columns-repeated="6"/>
        <table:table-row table:style-name="planoDeAtividadesF.1">
          <table:table-cell table:style-name="planoDeAtividadesF.A1" table:number-rows-spanned="2" table:number-columns-spanned="2" office:value-type="string">
            <text:p text:style-name="P2">Atividades</text:p>
          </table:table-cell>
          <table:covered-table-cell/>
          <table:table-cell table:style-name="planoDeAtividadesF.C1" table:number-columns-spanned="6" office:value-type="string">
            <text:p text:style-name="P6">Me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planoDeAtividadesF.1">
          <table:covered-table-cell/>
          <table:covered-table-cell/>
          <table:table-cell table:style-name="planoDeAtividadesF.A2" office:value-type="string">
            <text:p text:style-name="P6">1</text:p>
          </table:table-cell>
          <table:table-cell table:style-name="planoDeAtividadesF.A2" office:value-type="string">
            <text:p text:style-name="P6">2</text:p>
          </table:table-cell>
          <table:table-cell table:style-name="planoDeAtividadesF.A2" office:value-type="string">
            <text:p text:style-name="P6">3</text:p>
          </table:table-cell>
          <table:table-cell table:style-name="planoDeAtividadesF.A2" office:value-type="string">
            <text:p text:style-name="P6">4</text:p>
          </table:table-cell>
          <table:table-cell table:style-name="planoDeAtividadesF.A2" office:value-type="string">
            <text:p text:style-name="P6">5</text:p>
          </table:table-cell>
          <table:table-cell table:style-name="planoDeAtividadesF.H2" office:value-type="string">
            <text:p text:style-name="P6">6</text:p>
          </table:table-cell>
        </table:table-row>
        <table:table-row>
          <table:table-cell table:style-name="planoDeAtividadesF.A2" table:number-rows-spanned="2" office:value-type="string">
            <text:p text:style-name="P15">Desenvolvimento do sistema de</text:p>
            <text:p text:style-name="P13"><text:span text:style-name="T6">Realidade Aumentada</text:span></text:p>
          </table:table-cell>
          <table:table-cell table:style-name="planoDeAtividadesF.A2" office:value-type="string">
            <text:p text:style-name="P16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16">R</text:p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envolvimento do sistema de Realidade Virtual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envolvimento do sistema de pacotes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Criação da interface aplicação-servidor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Criação do banco de dados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Implementar interface do servidor a aplicação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8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envolvimento do sistema de download de pacotes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8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envolvimento da ferramenta de coleta de dados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8">X</text:p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ign e criação da interface do usuário(GUI)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8">X</text:p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ign e criação do menu de usuario na GUI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8">X</text:p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ign e criação do menu de opções na GUI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8">X</text:p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  <table:table-row>
          <table:table-cell table:style-name="planoDeAtividadesF.A2" table:number-rows-spanned="2" office:value-type="string">
            <text:p text:style-name="P4">Design e criação do site para o projeto</text:p>
          </table:table-cell>
          <table:table-cell table:style-name="planoDeAtividadesF.A2" office:value-type="string">
            <text:p text:style-name="P8">P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8">X</text:p>
          </table:table-cell>
        </table:table-row>
        <table:table-row>
          <table:covered-table-cell/>
          <table:table-cell table:style-name="planoDeAtividadesF.A2" office:value-type="string">
            <text:p text:style-name="P8">R</text:p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A2" office:value-type="string">
            <text:p text:style-name="P1"/>
          </table:table-cell>
          <table:table-cell table:style-name="planoDeAtividadesF.H2" office:value-type="string">
            <text:p text:style-name="P1"/>
          </table:table-cell>
        </table:table-row>
      </table:table>
      <text:h text:style-name="P22" text:outline-level="1"><text:soft-page-break/></text:h>
      <text:p text:style-name="P19"><text:span text:style-name="T6">Cronograma físico das atividades para desenvolvimento do plano de negócios:</text:span></text:p>
      <text:p text:style-name="P19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row table:style-name="Table1.1">
          <table:table-cell table:style-name="Table1.A1" table:number-rows-spanned="2" table:number-columns-spanned="2" office:value-type="string">
            <text:p text:style-name="P3">Atividades</text:p>
          </table:table-cell>
          <table:covered-table-cell/>
          <table:table-cell table:style-name="Table1.C1" table:number-columns-spanned="6" office:value-type="string">
            <text:p text:style-name="P7">Me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H2" office:value-type="string">
            <text:p text:style-name="P7">6</text:p>
          </table:table-cell>
        </table:table-row>
        <table:table-row>
          <table:table-cell table:style-name="Table1.A2" table:number-rows-spanned="2" office:value-type="string">
            <text:p text:style-name="P20"><text:span text:style-name="T6">Definição clara do produto/serviço</text:span></text:p>
          </table:table-cell>
          <table:table-cell table:style-name="Table1.A2" office:value-type="string">
            <text:p text:style-name="P17">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covered-table-cell/>
          <table:table-cell table:style-name="Table1.A2" office:value-type="string">
            <text:p text:style-name="P17">R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11">Caracterização do mercado potencial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covered-table-cell/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11">Desenvolvimento detalhado do plano de marketing e vendas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0"/>
          </table:table-cell>
        </table:table-row>
        <table:table-row>
          <table:covered-table-cell/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11">Projeções financeiras e análise de resultados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X</text:p>
          </table:table-cell>
          <table:table-cell table:style-name="Table1.H2" office:value-type="string">
            <text:p text:style-name="P10"/>
          </table:table-cell>
        </table:table-row>
        <table:table-row>
          <table:covered-table-cell/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11">Apresentação do plano de negócio completo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1">X</text:p>
          </table:table-cell>
        </table:table-row>
        <table:table-row>
          <table:covered-table-cell/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1"/>
          </table:table-cell>
        </table:table-row>
      </table:table>
      <text:p text:style-name="P19"/>
      <text:h text:style-name="P24" text:outline-level="1">Organização da equipe do projeto</text:h>
      <text:p text:style-name="P26">A equipe está organizada em 3 partes, <text:span text:style-name="T5">onde cada um possui sua especialidade</text:span>:</text:p>
      <text:p text:style-name="P12">Carlos Gabriel Silva Stédile - Gerente do projeto e desenvolvedor front-end.</text:p>
      <text:p text:style-name="P21"><text:span text:style-name="T8">É gerente do projeto pois é o idealizador do projeto, conhece todas as áreas que o projeto abrange podendo assim auxiliar outras áreas do desenvolvimento e competência para manter a equipe motivada e ativa.<text:line-break/>Escolhido como desenvolvedor front-end por sua experiência profissional em programação, conhecimento de Realidade Aumentada(RA) e Realidade Virtual(RV) consolidada ao longo da graduação e de maneira autodidata, além de experiência profissional em design e conhecimento avançado da ferramenta de criação. </text:span></text:p>
      <text:p text:style-name="P26"/>
      <text:p text:style-name="P12">João Vitor Antoniassi Segantin - Programador back-end. </text:p>
      <text:p text:style-name="P26">João é o programador back-end desse projeto pois possui conhecimento avançado em linguagem de programação C, necessária para fazer uma interface rápida, conhecimento em banco de dados, permitindo criar um BD rápido e sem espaço desperdiçado, e conhecimento de redes possibilitando a criação de um servidor que atua como a interface entre o aplicativo mobile e  o banco de dados. Isso sem falar de sua grande vontade de aprender novas áreas e melhorar seu <text:span text:style-name="T7">ofício</text:span>. </text:p>
      <text:p text:style-name="P26"/>
      <text:p text:style-name="P26"/>
      <text:p text:style-name="P26"/>
      <text:p text:style-name="P12"><text:soft-page-break/>Vanessa Avelino Xavier de Camargo - Gerente de Marketing. </text:p>
      <text:p text:style-name="P26">Vanessa além de ser mestre em Realidade Aumentada(RA) e Realidade Virtual(RV), o que permite ter uma base de conhecimento sólida para o desenvolvimento tanto da RA e RV do projeto, possui grande conhecimento sobre empreendedorismo e design thinking, auxiliando a manter a aplicação “na direção certa” para atingir o mercado. Ela também possui uma vasta rede de contatos e relacionamento interpessoal excelente o qual é compatível com o cargo. </text:p>
      <text:p text:style-name="P26"/>
      <text:h text:style-name="P22" text:outline-level="1">Descrição <text:span text:style-name="T1">técnica</text:span> d<text:span text:style-name="T12">a plataforma</text:span></text:h>
      <text:p text:style-name="P28"><text:span text:style-name="T12">A plataforma é desenvolvida nas linguagens de programação: C#, C++, C</text:span></text:p>
      <text:p text:style-name="P28"><text:span text:style-name="T12">Na aplicação mobile, a simulação do espaço 3D para a RA e RV é feita usando a game engine Unity.</text:span></text:p>
      <text:p text:style-name="P29">Em seu back-end se tem como banco de dados o postgre.</text:p>
      <text:h text:style-name="P22" text:outline-level="1">Padrões, procedimentos, técnicas e ferramentas do projeto</text:h>
      <text:p text:style-name="P31">É usado a metodologia de desenvolvimento <text:span text:style-name="T15">Extreme Programming</text:span><text:span text:style-name="T16"> para a criação da plataforma pois os requisitos inicialmente são escassos e vão surgindo de acordo com que usuários e clientes vão utilizando a mesma. Importante frisar que há comunicação direta entre equipe de desenvolvimento e divulgação e entre ambas as equipes com clientes para possibilitar uma coleta de informações mais rápida e segura. É utilizado ferramentas CASE de modelagem UML para facilitar a implementação de funções e manutenção do código.</text:span></text:p>
      <text:h text:style-name="P25" text:outline-level="1">Plano de garantia de qualidade</text:h>
      <text:p text:style-name="P27">Garantimos a garantia do projeto desenvolvendo protótipos com novas funções da plataforma e pedimos para um seleto grupo de usuários <text:span text:style-name="T13">e pessoas especializadas </text:span>testarem e informar o feedback. Caso esse feedback seja positivo a nova versão é liberada para o publico, caso contrário volta para o desenvolvimento para fazer os ajustes necessários antes de outro te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sans-serif" svg:font-family="sans-serif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8:55:19.425000000</meta:creation-date>
    <dc:date>2018-03-07T10:53:18.634000000</dc:date>
    <meta:editing-duration>PT50M16S</meta:editing-duration>
    <meta:editing-cycles>10</meta:editing-cycles>
    <meta:generator>LibreOffice/5.3.6.1$Windows_x86 LibreOffice_project/686f202eff87ef707079aeb7f485847613344eb7</meta:generator>
    <meta:document-statistic meta:table-count="2" meta:image-count="0" meta:object-count="0" meta:page-count="3" meta:paragraph-count="107" meta:word-count="708" meta:character-count="4304" meta:non-whitespace-character-count="3697"/>
  </office:meta>
</office:document-meta>
</file>